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officeooo:paragraph-rsid="0052d1d6" style:font-size-asian="14pt" style:font-style-asian="normal" style:font-size-complex="14pt" style:font-style-complex="normal"/>
    </style:style>
    <style:style style:name="P3" style:family="paragraph" style:parent-style-name="Standard">
      <style:text-properties fo:font-size="14pt" fo:font-style="normal" officeooo:rsid="00dced64" officeooo:paragraph-rsid="012f63e3" style:font-size-asian="14pt" style:font-style-asian="normal" style:font-size-complex="14pt" style:font-style-complex="normal"/>
    </style:style>
    <style:style style:name="P4" style:family="paragraph" style:parent-style-name="Standard">
      <style:text-properties fo:font-size="14pt" fo:font-style="normal" officeooo:rsid="00dced64" officeooo:paragraph-rsid="0130a20c" style:font-size-asian="14pt" style:font-style-asian="normal" style:font-size-complex="14pt" style:font-style-complex="normal"/>
    </style:style>
    <style:style style:name="P5" style:family="paragraph" style:parent-style-name="Standard">
      <style:text-properties fo:font-size="14pt" fo:font-style="normal" officeooo:rsid="012cc3cc" officeooo:paragraph-rsid="012cc3cc" style:font-size-asian="14pt" style:font-style-asian="normal" style:font-size-complex="14pt" style:font-style-complex="normal"/>
    </style:style>
    <style:style style:name="P6" style:family="paragraph" style:parent-style-name="Standard">
      <style:text-properties fo:font-size="14pt" fo:font-style="normal" officeooo:rsid="012e33a2" officeooo:paragraph-rsid="012e33a2" style:font-size-asian="14pt" style:font-style-asian="normal" style:font-size-complex="14pt" style:font-style-complex="normal"/>
    </style:style>
    <style:style style:name="P7" style:family="paragraph" style:parent-style-name="Standard">
      <style:text-properties fo:font-size="14pt" fo:font-style="normal" officeooo:rsid="012f63e3" officeooo:paragraph-rsid="012f63e3" style:font-size-asian="14pt" style:font-style-asian="normal" style:font-size-complex="14pt" style:font-style-complex="normal"/>
    </style:style>
    <style:style style:name="P8" style:family="paragraph" style:parent-style-name="Standard">
      <style:text-properties fo:font-size="14pt" fo:font-style="normal" officeooo:rsid="0130a20c" officeooo:paragraph-rsid="0130a20c" style:font-size-asian="14pt" style:font-style-asian="normal" style:font-size-complex="14pt" style:font-style-complex="normal"/>
    </style:style>
    <style:style style:name="P9" style:family="paragraph" style:parent-style-name="Standard">
      <style:text-properties fo:font-size="14pt" fo:font-style="normal" officeooo:paragraph-rsid="0130a20c" style:font-size-asian="14pt" style:font-style-asian="normal" style:font-size-complex="14pt" style:font-style-complex="normal"/>
    </style:style>
    <style:style style:name="P10"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130a20c"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officeooo:paragraph-rsid="012e33a2" style:font-size-asian="20pt" style:font-size-complex="20pt"/>
    </style:style>
    <style:style style:name="P13" style:family="paragraph" style:parent-style-name="Standard">
      <style:paragraph-properties fo:text-align="center" style:justify-single-word="false"/>
      <style:text-properties fo:font-size="24pt" style:font-size-asian="24pt" style:font-size-complex="24pt"/>
    </style:style>
    <style:style style:name="P14" style:family="paragraph" style:parent-style-name="Standard">
      <style:paragraph-properties fo:text-align="center" style:justify-single-word="false"/>
      <style:text-properties fo:font-size="32pt" fo:font-weight="bold" officeooo:rsid="012c591d" officeooo:paragraph-rsid="0017478d" style:font-size-asian="32pt" style:font-weight-asian="bold" style:font-size-complex="32pt" style:font-weight-complex="bold"/>
    </style:style>
    <style:style style:name="P15" style:family="paragraph" style:parent-style-name="Standard">
      <style:text-properties style:text-position="0% 100%" fo:font-size="14pt" fo:font-style="normal" officeooo:rsid="012f63e3" officeooo:paragraph-rsid="012f63e3" style:font-size-asian="14pt" style:font-style-asian="normal" style:font-size-complex="14pt" style:font-style-complex="normal"/>
    </style:style>
    <style:style style:name="P16" style:family="paragraph" style:parent-style-name="Standard">
      <style:text-properties style:text-position="0% 100%" fo:font-size="14pt" fo:font-style="normal" officeooo:rsid="012f63e3" officeooo:paragraph-rsid="012e33a2" style:font-size-asian="14pt" style:font-style-asian="normal" style:font-size-complex="14pt" style:font-style-complex="normal"/>
    </style:style>
    <style:style style:name="P17" style:family="paragraph" style:parent-style-name="Standard">
      <style:text-properties style:text-position="0% 100%" fo:font-size="14pt" fo:font-style="normal" officeooo:rsid="0130a20c" officeooo:paragraph-rsid="0130a20c" style:font-size-asian="14pt" style:font-style-asian="normal" style:font-size-complex="14pt" style:font-style-complex="normal"/>
    </style:style>
    <style:style style:name="P18" style:family="paragraph" style:parent-style-name="Standard">
      <style:text-properties style:text-position="0% 100%" fo:font-size="14pt" fo:font-style="normal" officeooo:rsid="0130a20c" officeooo:paragraph-rsid="012f63e3" style:font-size-asian="14pt" style:font-style-asian="normal" style:font-size-complex="14pt" style:font-style-complex="normal"/>
    </style:style>
    <style:style style:name="P19" style:family="paragraph" style:parent-style-name="Standard">
      <style:text-properties style:text-position="0% 100%" fo:font-size="14pt" fo:font-style="normal" officeooo:rsid="012c591d" officeooo:paragraph-rsid="0130a20c" style:font-size-asian="14pt" style:font-style-asian="normal" style:font-size-complex="14pt" style:font-style-complex="normal"/>
    </style:style>
    <style:style style:name="P20" style:family="paragraph" style:parent-style-name="Standard">
      <style:text-properties style:text-position="0% 100%" fo:font-size="14pt" fo:font-style="normal" officeooo:rsid="012cc3cc" officeooo:paragraph-rsid="012f63e3" style:font-size-asian="14pt" style:font-style-asian="normal" style:font-size-complex="14pt" style:font-style-complex="normal"/>
    </style:style>
    <style:style style:name="P21" style:family="paragraph" style:parent-style-name="Standard">
      <style:text-properties style:text-position="0% 100%" fo:font-size="14pt" fo:font-style="normal" officeooo:rsid="012cc3cc" officeooo:paragraph-rsid="01296160" style:font-size-asian="14pt" style:font-style-asian="normal" style:font-size-complex="14pt" style:font-style-complex="normal"/>
    </style:style>
    <style:style style:name="P22" style:family="paragraph" style:parent-style-name="Standard">
      <style:text-properties style:text-position="0% 100%" fo:font-size="14pt" fo:font-style="normal" officeooo:rsid="012cc3cc" officeooo:paragraph-rsid="012cc3cc" style:font-size-asian="14pt" style:font-style-asian="normal" style:font-size-complex="14pt" style:font-style-complex="normal"/>
    </style:style>
    <style:style style:name="P23" style:family="paragraph" style:parent-style-name="Standard">
      <style:text-properties style:text-position="0% 100%" fo:font-size="14pt" fo:font-style="normal" officeooo:rsid="013156fc" officeooo:paragraph-rsid="013156fc" style:font-size-asian="14pt" style:font-style-asian="normal" style:font-size-complex="14pt" style:font-style-complex="normal"/>
    </style:style>
    <style:style style:name="P24" style:family="paragraph" style:parent-style-name="Standard">
      <style:text-properties style:text-position="0% 100%" fo:font-size="14pt" fo:font-style="normal" officeooo:rsid="012e33a2" officeooo:paragraph-rsid="012e33a2" style:font-size-asian="14pt" style:font-style-asian="normal" style:font-size-complex="14pt" style:font-style-complex="normal"/>
    </style:style>
    <style:style style:name="P25" style:family="paragraph" style:parent-style-name="Standard" style:list-style-name="L1">
      <style:text-properties fo:font-size="14pt" fo:font-style="normal" officeooo:rsid="0130a20c" officeooo:paragraph-rsid="0130a20c" style:font-size-asian="14pt" style:font-style-asian="normal" style:font-size-complex="14pt" style:font-style-complex="normal"/>
    </style:style>
    <style:style style:name="P26" style:family="paragraph" style:parent-style-name="Standard">
      <style:text-properties fo:font-size="14pt" fo:font-style="normal" officeooo:rsid="013156fc" officeooo:paragraph-rsid="013156fc" style:font-size-asian="14pt" style:font-style-asian="normal" style:font-size-complex="14pt" style:font-style-complex="normal"/>
    </style:style>
    <style:style style:name="P27" style:family="paragraph" style:parent-style-name="Standard">
      <style:text-properties fo:font-size="14pt" fo:font-style="normal" officeooo:paragraph-rsid="013206a9" style:font-size-asian="14pt" style:font-style-asian="normal" style:font-size-complex="14pt" style:font-style-complex="normal"/>
    </style:style>
    <style:style style:name="P28" style:family="paragraph" style:parent-style-name="Standard">
      <style:text-properties fo:font-size="14pt" fo:font-style="normal" officeooo:rsid="013206a9" officeooo:paragraph-rsid="013206a9" style:font-size-asian="14pt" style:font-style-asian="normal" style:font-size-complex="14pt" style:font-style-complex="normal"/>
    </style:style>
    <style:style style:name="P29" style:family="paragraph" style:parent-style-name="Standard">
      <style:paragraph-properties fo:text-align="center" style:justify-single-word="false"/>
      <style:text-properties fo:font-size="20pt" fo:font-weight="bold" officeooo:paragraph-rsid="013206a9" style:font-size-asian="20pt" style:font-weight-asian="bold" style:font-size-complex="20pt" style:font-weight-complex="bold"/>
    </style:style>
    <style:style style:name="T1" style:family="text">
      <style:text-properties officeooo:rsid="00de481c"/>
    </style:style>
    <style:style style:name="T2" style:family="text">
      <style:text-properties style:text-position="0% 100%"/>
    </style:style>
    <style:style style:name="T3" style:family="text">
      <style:text-properties style:text-position="0% 100%" officeooo:rsid="010b8ad1"/>
    </style:style>
    <style:style style:name="T4" style:family="text">
      <style:text-properties style:text-position="0% 100%" officeooo:rsid="012c591d"/>
    </style:style>
    <style:style style:name="T5" style:family="text">
      <style:text-properties style:text-position="0% 100%" officeooo:rsid="012cc3cc"/>
    </style:style>
    <style:style style:name="T6" style:family="text">
      <style:text-properties style:text-position="0% 100%" officeooo:rsid="012e33a2"/>
    </style:style>
    <style:style style:name="T7" style:family="text">
      <style:text-properties style:text-position="0% 100%" officeooo:rsid="012f63e3"/>
    </style:style>
    <style:style style:name="T8" style:family="text">
      <style:text-properties style:text-position="0% 100%" officeooo:rsid="0130a20c"/>
    </style:style>
    <style:style style:name="T9" style:family="text">
      <style:text-properties officeooo:rsid="0121fdfe"/>
    </style:style>
    <style:style style:name="T10" style:family="text">
      <style:text-properties officeooo:rsid="012c591d"/>
    </style:style>
    <style:style style:name="T11" style:family="text">
      <style:text-properties fo:font-weight="bold" style:font-weight-asian="bold" style:font-weight-complex="bold"/>
    </style:style>
    <style:style style:name="T12" style:family="text">
      <style:text-properties fo:font-weight="bold" officeooo:rsid="012e33a2" style:font-weight-asian="bold" style:font-weight-complex="bold"/>
    </style:style>
    <style:style style:name="T13" style:family="text">
      <style:text-properties style:text-position="sub 58%" officeooo:rsid="012f63e3"/>
    </style:style>
    <style:style style:name="T14" style:family="text">
      <style:text-properties officeooo:rsid="0130a20c"/>
    </style:style>
    <style:style style:name="T15" style:family="text">
      <style:text-properties style:text-position="super 58%"/>
    </style:style>
    <style:style style:name="T16" style:family="text">
      <style:text-properties officeooo:rsid="013206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enetic Algorithms for tensors.</text:p>
      <text:p text:style-name="P13">Richard Parker <text:span text:style-name="T10">22.4</text:span>.201<text:span text:style-name="T9">9</text:span></text:p>
      <text:p text:style-name="P1"/>
      <text:p text:style-name="P10">Section 1 – Introduction<text:span text:style-name="T1">.</text:span></text:p>
      <text:p text:style-name="P2"/>
      <text:p text:style-name="P3">This<text:span text:style-name="T3"> document </text:span><text:span text:style-name="T4">is a first attempt to investigate whether a genetic algorithm might be useful for the "tensor inclusion" problem. <text:s/>The </text:span><text:span text:style-name="T7">applications for the </text:span><text:span text:style-name="T4">problem</text:span><text:span text:style-name="T7"> are</text:span><text:span text:style-name="T4"> described in the appendix,</text:span><text:span text:style-name="T7"> and in all cases I know, the space and the set are tensors, but it seems to me that the algorithm itself cannot usefully take advantage of this, leading to the simpler description given here.</text:span></text:p>
      <text:p text:style-name="P15"/>
      <text:p text:style-name="P4"><text:span text:style-name="T7">The problem is</text:span><text:span text:style-name="T8"> quite simple. <text:s/>One is given . . .</text:span></text:p>
      <text:p text:style-name="P17"/>
      <text:list xml:id="list3593266003430469827" text:style-name="L1">
        <text:list-item>
          <text:p text:style-name="P25"><text:span text:style-name="T2">An explicitly given set U</text:span><text:span text:style-name="T4"> of </text:span><text:span text:style-name="T5">vectors in a </text:span><text:span text:style-name="T7">vector spac</text:span><text:span text:style-name="T2">e. <text:s/>The s</text:span><text:span text:style-name="T7">e</text:span><text:span text:style-name="T2">t U is not that huge </text:span><text:span text:style-name="T7">- tens, hundreds or maybe thousands at most</text:span><text:span text:style-name="T2"> - </text:span><text:span text:style-name="T5">modulo some small prime</text:span><text:span text:style-name="T2">.</text:span></text:p>
        </text:list-item>
        <text:list-item>
          <text:p text:style-name="P25"><text:span text:style-name="T2">A</text:span><text:span text:style-name="T5"> subspace T (the Target) of that space</text:span></text:p>
        </text:list-item>
      </text:list>
      <text:p text:style-name="P19"/>
      <text:p text:style-name="P8"><text:span text:style-name="T4">and the aim is to find a subset S of </text:span><text:span text:style-name="T2">U</text:span><text:span text:style-name="T4"> of </text:span><text:span text:style-name="T7">small (ideally </text:span><text:span text:style-name="T4">minimum</text:span><text:span text:style-name="T7">)</text:span><text:span text:style-name="T4"> size, such that the space spanned by </text:span><text:span text:style-name="T5">vectors of S includes the target s</text:span><text:span text:style-name="T2">pace</text:span><text:span text:style-name="T5"> T.</text:span></text:p>
      <text:p text:style-name="P20"/>
      <text:p text:style-name="P7"><text:span text:style-name="T5">T</text:span><text:span text:style-name="T2">he objective is not really the algorithm. <text:s/>I know of no application where some user feeds in </text:span><text:span text:style-name="T8">U</text:span><text:span text:style-name="T2"> and T and awaits the delivery of S. <text:s/>Instead there are only a few applications, for any one of which we may well be happy to use hundreds of machines for hundreds of hours to solve one such problem.</text:span><text:span text:style-name="T8"> <text:s/>Indeed we usually have a small set S already, and wonder whether perhaps a set with one fewer might work.</text:span></text:p>
      <text:p text:style-name="P18"/>
      <text:p text:style-name="P11">Section <text:span text:style-name="T14">2</text:span> – <text:span text:style-name="T14">Why might a genetic algorithm work?</text:span></text:p>
      <text:p text:style-name="P9"/>
      <text:p text:style-name="P8"><text:span text:style-name="T4">T</text:span><text:span text:style-name="T2">he main idea is that vectors of U are not "good" or "bad". <text:s/>It is only in the context of other vectors of U that they become good or bad. <text:s/>This feels a bit like evolution, where a gene is not good or bad - it is only whether it works cooperatively with all the other genes in the gene-pool that determines its "fitness".</text:span></text:p>
      <text:p text:style-name="P17"/>
      <text:p text:style-name="P23">The first idea is then that one consideres a "genome" to be a set S of vectors (presumably all larger than our secret aim, at least initially) whose span includes T, and to hold a fairly large population of them. <text:s/>We then evolve our population by mutation (and then kill off those that no longer contain T) but "crossing over" looks promising too, hoping that one S is good for one part of the target space T and another S is good for another part.</text:p>
      <text:p text:style-name="P23"/>
      <text:p text:style-name="P26"><text:span text:style-name="T2">The linear algebra part is quite fast. <text:s/>Given the size of S, we simply compute (using Gaussian elimination) the dimension of the space spanned by S and the space spanned by S and T together. <text:s/>meataxe64 is quite good at this, though perhaps designed for bigger problems. <text:s/>For a really worthwhile problem, a run needing 10</text:span><text:span text:style-name="T15">12</text:span><text:span text:style-name="T2"> </text:span><text:soft-page-break/><text:span text:style-name="T2">such computations would not be excessively large.</text:span></text:p>
      <text:p text:style-name="P26"><text:span text:style-name="T2"/></text:p>
      <text:p text:style-name="P29">Section <text:span text:style-name="T16">3</text:span> – <text:span text:style-name="T14">What might "crossing over" be?</text:span></text:p>
      <text:p text:style-name="P27"/>
      <text:p text:style-name="P28"><text:span text:style-name="T2">As described so far, a "genome" would be an unordered list of vectors, and it feels to me that by taking two such lists and taking a random half from one and another half from the other is not likely to give a good list. <text:s/>We would really like the vectors to be an ordered list, so that it is really sensisible to take the first part of one list and the rest from the other, and the question is . . . how do we order the vectors along the list?</text:span></text:p>
      <text:p text:style-name="P28"><text:span text:style-name="T2"/></text:p>
      <text:p text:style-name="P28"><text:span text:style-name="T2">One idea is to work out some clever way of using the parts of the target space that various subsets of the genome span. <text:s/>This somehow feels un-biological to me.</text:span></text:p>
      <text:p text:style-name="P28"><text:span text:style-name="T2"/></text:p>
      <text:p text:style-name="P28"><text:span text:style-name="T2">One hope would be that the population would be a "species" so that all the lists, at any particular time, are all very similar and they can evolve for themselves what the "purpose" of each location along the string might be. <text:s/>In other words, we put a premium not only on the ability to span the target (which is necessary for survival), but also to be likely to do so after crossing over with relatives.</text:span></text:p>
      <text:p text:style-name="P28"><text:span text:style-name="T2"/></text:p>
      <text:p text:style-name="P29">Section <text:span text:style-name="T16">4</text:span> – <text:span text:style-name="T14">What are we evolving towards?</text:span></text:p>
      <text:p text:style-name="P27"/>
      <text:p text:style-name="P28"><text:span text:style-name="T2">As every genome must, in the methods I am considering, span the target space T (they die instantly otherwise) we need some more gentle way to steer evolution. <text:s/>I feel that this might be achieved by asking, for each subset missing on (perhaps also two, three?) vectors, how much is spanned now. <text:s/>A set of 20 vectors where a subset of 19 will already contain T is great (we can miss of the spare vector and shorten the genome) but even if not, the more sets of 18 that span all but one dimensions the better it is.</text:span></text:p>
      <text:p text:style-name="P21"/>
      <text:p text:style-name="P12"><text:span text:style-name="T12">Appendix</text:span><text:span text:style-name="T11"> – </text:span><text:span text:style-name="T12">Applications.</text:span></text:p>
      <text:p text:style-name="P21"/>
      <text:p text:style-name="P5"><text:span text:style-name="T2">As a tiny example, modulo 2 (the commonest case in applications) so that addition is "exclusive-or", we may take the "Karatsuba" problem, where we wish to multiply polynomials (a+bx).(c+dx). <text:s/>We therefore have nine possible multiplications we can do [for example we can multiply (a+b) by d] where the left-hand is in the space spanned by a and b, and the right-hand in the space spanned by c and d. <text:s/></text:span><text:span text:style-name="T6">We take as our basis for the vector space [ac,ad,bc,bd] and find that </text:span><text:span text:style-name="T8">U</text:span><text:span text:style-name="T6"> - the set of things we can compute with one multiplication - is . . .</text:span></text:p>
      <text:p text:style-name="P5"><text:span text:style-name="T8">U</text:span><text:span text:style-name="T2"> = {1000,1100,0100,0010,0011,0001,1010,0101,1111} and we wish to find a subset that such that we can work out the product polynomial, so need to include the space</text:span></text:p>
      <text:p text:style-name="P22">T = {1000,0110,0001}. <text:s/>As Karatsuba observes, we may take </text:p>
      <text:p text:style-name="P22">S = {1000,1111,0001} whose span includes all of T.</text:p>
      <text:p text:style-name="P22"/>
      <text:p text:style-name="P6"><text:span text:style-name="T2">In all the applications I know so far, the set </text:span><text:span text:style-name="T8">U</text:span><text:span text:style-name="T2"> is a set of tensors - the things we can "multiply", the set T is the answer we wish to be able to compute, and the set S is the subset of the multiplications we actually do so as to compute the answer. <text:s/>The </text:span><text:soft-page-break/><text:span text:style-name="T2">"Strassen" method for multiplying </text:span><text:span text:style-name="T8">2x2 </text:span><text:span text:style-name="T2">matrices is an example of this kind, where the space is 16 dimensional (all products of pairs of entries in the 2x2 matrices to be multiplied), but the target space is only four-dimensional (the four entries of the product matrices. <text:s/>As Strassen observes, there is a set of size 7 tensors that contains that target space, rather than the obvious 8 that the naive matrix multiplication uses.</text:span></text:p>
      <text:p text:style-name="P24"/>
      <text:p text:style-name="P6"><text:span text:style-name="T2">An incredible amount of computer time has been spent</text:span><text:span text:style-name="T7"> (wasted?)</text:span><text:span text:style-name="T2"> trying (as yet unsuccessfully) to find a set of 21 products in the 81 dimensional space containing a 9-dimensional target that would multiply 3x3 matrices with 21 multiplies. <text:s/>If one were found, it would </text:span><text:span text:style-name="T7">immediately improve practical matrix multiplication, since log</text:span><text:span text:style-name="T13">2</text:span><text:span text:style-name="T7">(7) &gt; log</text:span><text:span text:style-name="T13">3</text:span><text:span text:style-name="T7">(21). <text:s/>This is perhaps the holy grail of the idea.</text:span></text:p>
      <text:p text:style-name="P16"/>
      <text:p text:style-name="P7"><text:span text:style-name="T7">M</text:span><text:span text:style-name="T2">y own need for these methods is to multiply elements in finite fields that are not of prime order. <text:s/>I have exhaustively checke</text:span><text:span text:style-name="T8">d</text:span><text:span text:style-name="T2"> all subsets of size 12 f</text:span><text:span text:style-name="T8">ro</text:span><text:span text:style-name="T2">m 31 vectors that none contain a particular target 5-space that would enable multiplication in the field of order 32 to be done with 12 multipli</text:span><text:span text:style-name="T8">c</text:span><text:span text:style-name="T2">ations. <text:s/>Indeed I know of no way apart from exhaustive search to find the subset of size 13 whose span contains the target. <text:s/>For larger fields, however, the search space soon becomes prohibitive. <text:s/>A beam-search has been tried for a couple of these, but fails because the dimension of the intersection is too coarse-grained a valuation to guide the beam.</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4-22T16:31:17.771173760</dc:date>
    <meta:editing-duration>P1DT12H37M25S</meta:editing-duration>
    <meta:editing-cycles>221</meta:editing-cycles>
    <meta:generator>LibreOffice/5.1.6.2$Linux_X86_64 LibreOffice_project/10m0$Build-2</meta:generator>
    <meta:document-statistic meta:table-count="0" meta:image-count="0" meta:object-count="0" meta:page-count="3" meta:paragraph-count="27" meta:word-count="1210" meta:character-count="6604" meta:non-whitespace-character-count="5389"/>
  </office:meta>
</office:document-meta>
</file>